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 style:master-page-name="">
      <style:paragraph-properties fo:text-align="end" style:justify-single-word="false" style:page-number="auto" fo:padding="0cm" fo:border-left="none" fo:border-right="none" fo:border-top="0.035cm solid #0066cc" fo:border-bottom="none" style:shadow="none"/>
      <style:text-properties fo:color="#0066cc" style:font-name="Arial"/>
    </style:style>
    <style:style style:name="P4" style:family="paragraph" style:parent-style-name="Text_20_body">
      <style:text-properties fo:language="sk" fo:country="SK"/>
    </style:style>
    <style:style style:name="P5" style:family="paragraph" style:parent-style-name="Standard" style:master-page-name="First_20_Page">
      <style:paragraph-properties style:page-number="auto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language="sk" fo:country="SK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ríloha</text:span> E: <text:span text:style-name="T1">Posudky</text:span></text:p>
      <text:p text:style-name="Text_20_body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 style:master-page-name="">
      <style:paragraph-properties fo:text-align="end" style:justify-single-word="false" style:page-number="auto" fo:padding="0cm" fo:border-left="none" fo:border-right="none" fo:border-top="0.035cm solid #0066cc" fo:border-bottom="none" style:shadow="non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2" text:anchor-type="paragraph" svg:x="12.95cm" svg:y="0.049cm" svg:width="4.073cm" svg:height="0.711cm" draw:z-index="0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Footer"/>
      </style:footer>
      <style:footer-left>
        <text:p text:style-name="P3">B-<text:page-number text:select-page="current" text:page-adjust="-1"/></text:p>
      </style:footer-left>
    </style:master-page>
    <style:master-page style:name="First_20_Page" style:display-name="First Page" style:page-layout-name="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Peto</dc:creator>
    <dc:date>2007-12-17T06:56:29</dc:date>
    <meta:editing-cycles>4</meta:editing-cycles>
    <meta:editing-duration>PT20M1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3" meta:word-count="5" meta:character-count="27"/>
  </office:meta>
</office:document-meta>
</file>